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Отчет по курсовой работе</text:p>
      <text:p text:style-name="P6"/>
      <text:p text:style-name="P3">по курсу «Компьютерные сети»</text:p>
      <text:p text:style-name="P3">«Исследование работы сетевого приложения в сети с меняющейся топологией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Студент:<text:tab/>Руцкий В.В,</text:p>
      <text:p text:style-name="P5"><text:tab/>Группа:<text:tab/>5057/12</text:p>
      <text:p text:style-name="P5"><text:tab/>Преподаватель:<text:tab/>Баженов А.Н.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Содержание</text:p>
          </text:index-title>
          <text:p text:style-name="P8">Постановка задачи<text:tab/>3</text:p>
        </text:index-body>
      </text:table-of-content>
      <text:p text:style-name="P5"/>
      <text:h text:style-name="P1" text:outline-level="1">Постановка задачи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6T05:58:59</dc:date>
    <dc:creator>Vladimir Rutsky</dc:creator>
    <meta:editing-duration>PT14M9S</meta:editing-duration>
    <meta:editing-cycles>16</meta:editing-cycles>
    <meta:document-statistic meta:table-count="0" meta:image-count="0" meta:object-count="0" meta:page-count="4" meta:paragraph-count="12" meta:word-count="38" meta:character-count="319"/>
  </office:meta>
</office:document-meta>
</file>